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start" fo:margin-bottom="0.0902in" fo:line-height="105%" fo:margin-left="0in" fo:text-indent="0in">
        <style:tab-stops>
          <style:tab-stop style:type="right" style:position="7.0909in"/>
        </style:tab-stops>
      </style:paragraph-properties>
    </style:style>
    <style:style style:name="T2" style:parent-style-name="DefaultParagraphFont" style:family="text">
      <style:text-properties fo:font-size="12pt" style:font-size-asian="12pt"/>
    </style:style>
    <style:style style:name="T3" style:parent-style-name="DefaultParagraphFont" style:family="text">
      <style:text-properties fo:font-weight="bold" style:font-weight-asian="bold" fo:font-size="12pt" style:font-size-asian="12pt"/>
    </style:style>
    <style:style style:name="T4" style:parent-style-name="DefaultParagraphFont" style:family="text">
      <style:text-properties fo:font-weight="bold" style:font-weight-asian="bold" fo:font-size="12pt" style:font-size-asian="12pt"/>
    </style:style>
    <style:style style:name="T5" style:parent-style-name="DefaultParagraphFont" style:family="text">
      <style:text-properties fo:font-size="12pt" style:font-size-asian="12pt"/>
    </style:style>
    <style:style style:name="P6" style:parent-style-name="Normal" style:family="paragraph">
      <style:paragraph-properties fo:text-align="start" fo:margin-bottom="0in" fo:line-height="105%" fo:margin-left="0in" fo:text-indent="0in">
        <style:tab-stops>
          <style:tab-stop style:type="center" style:position="4.184in"/>
        </style:tab-stops>
      </style:paragraph-properties>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P9" style:parent-style-name="Normal" style:family="paragraph">
      <style:paragraph-properties fo:margin-left="0in" fo:margin-right="0.0465in" fo:text-indent="0.1965in">
        <style:tab-stops/>
      </style:paragraph-properties>
    </style:style>
    <style:style style:name="P10" style:parent-style-name="Normal" style:family="paragraph">
      <style:paragraph-properties fo:margin-left="0in" fo:margin-right="0.0465in" fo:text-indent="0.1965in">
        <style:tab-stops/>
      </style:paragraph-properties>
    </style:style>
    <style:style style:name="P11" style:parent-style-name="Normal" style:family="paragraph">
      <style:paragraph-properties fo:margin-left="0.3902in" fo:margin-right="0.0465in">
        <style:tab-stops/>
      </style:paragraph-properties>
    </style:style>
    <style:style style:name="T12" style:parent-style-name="DefaultParagraphFont" style:family="text">
      <style:text-properties fo:font-weight="bold" style:font-weight-asian="bold"/>
    </style:style>
    <style:style style:name="P13" style:parent-style-name="Normal" style:family="paragraph">
      <style:paragraph-properties fo:margin-left="0.3902in" fo:margin-right="0.0465in">
        <style:tab-stops/>
      </style:paragraph-properties>
    </style:style>
    <style:style style:name="T14" style:parent-style-name="DefaultParagraphFont" style:family="text">
      <style:text-properties fo:font-weight="bold" style:font-weight-asian="bold"/>
    </style:style>
    <style:style style:name="P15" style:parent-style-name="Normal" style:family="paragraph">
      <style:paragraph-properties fo:text-align="start" fo:margin-bottom="0in" fo:line-height="105%" fo:margin-left="0.3937in" fo:text-indent="0in">
        <style:tab-stops/>
      </style:paragraph-properties>
    </style:style>
    <style:style style:name="P16" style:parent-style-name="Normal" style:family="paragraph">
      <style:paragraph-properties fo:margin-left="0.3902in" fo:margin-right="0.0465in">
        <style:tab-stops/>
      </style:paragraph-properties>
    </style:style>
    <style:style style:name="T17" style:parent-style-name="DefaultParagraphFont" style:family="text">
      <style:text-properties fo:font-weight="bold" style:font-weight-asian="bold"/>
    </style:style>
    <style:style style:name="P18" style:parent-style-name="Normal" style:family="paragraph">
      <style:paragraph-properties fo:margin-left="0.3902in" fo:margin-right="0.0465in">
        <style:tab-stops/>
      </style:paragraph-properties>
    </style:style>
    <style:style style:name="T19" style:parent-style-name="DefaultParagraphFont" style:family="text">
      <style:text-properties fo:font-weight="bold" style:font-weight-asian="bold"/>
    </style:style>
    <style:style style:name="P20" style:parent-style-name="Normal" style:family="paragraph">
      <style:paragraph-properties fo:text-align="start" fo:margin-bottom="0in" fo:line-height="105%" fo:margin-left="0.3937in" fo:text-indent="0in">
        <style:tab-stops/>
      </style:paragraph-properties>
    </style:style>
    <style:style style:name="P21" style:parent-style-name="Normal" style:family="paragraph">
      <style:paragraph-properties fo:margin-left="0.3902in" fo:margin-right="0.0465in">
        <style:tab-stops/>
      </style:paragraph-properties>
    </style:style>
    <style:style style:name="T22" style:parent-style-name="DefaultParagraphFont" style:family="text">
      <style:text-properties fo:font-weight="bold" style:font-weight-asian="bold"/>
    </style:style>
    <style:style style:name="P23" style:parent-style-name="Normal" style:family="paragraph">
      <style:paragraph-properties fo:margin-left="0.3902in" fo:margin-right="0.0465in">
        <style:tab-stops/>
      </style:paragraph-properties>
    </style:style>
    <style:style style:name="T24" style:parent-style-name="DefaultParagraphFont" style:family="text">
      <style:text-properties fo:font-weight="bold" style:font-weight-asian="bold"/>
    </style:style>
    <style:style style:name="P25" style:parent-style-name="Normal" style:family="paragraph">
      <style:paragraph-properties fo:text-align="start" fo:margin-bottom="0in" fo:line-height="105%" fo:margin-left="0.3937in" fo:text-indent="0in">
        <style:tab-stops/>
      </style:paragraph-properties>
    </style:style>
    <style:style style:name="P26" style:parent-style-name="Normal" style:family="paragraph">
      <style:paragraph-properties fo:margin-left="0.3902in" fo:margin-right="0.0465in">
        <style:tab-stops/>
      </style:paragraph-properties>
    </style:style>
    <style:style style:name="T27" style:parent-style-name="DefaultParagraphFont" style:family="text">
      <style:text-properties fo:font-weight="bold" style:font-weight-asian="bold"/>
    </style:style>
    <style:style style:name="P28" style:parent-style-name="Normal" style:family="paragraph">
      <style:paragraph-properties fo:margin-bottom="6.6951in" fo:margin-left="0.3902in" fo:margin-right="0.0465in">
        <style:tab-stops/>
      </style:paragraph-properties>
    </style:style>
    <style:style style:name="T29" style:parent-style-name="DefaultParagraphFont" style:family="text">
      <style:text-properties fo:font-weight="bold" style:font-weight-asian="bold"/>
    </style:style>
    <style:style style:name="P30" style:parent-style-name="Normal" style:family="paragraph">
      <style:paragraph-properties fo:text-align="start" fo:margin-bottom="0in" fo:line-height="105%" fo:margin-left="0in" fo:text-indent="0in">
        <style:tab-stops/>
      </style:paragraph-properties>
    </style:style>
    <style:style style:name="T31" style:parent-style-name="DefaultParagraphFont" style:family="text">
      <style:text-properties fo:color="#0000FF"/>
    </style:style>
  </office:automatic-styles>
  <office:body>
    <office:text text:use-soft-page-breaks="true">
      <text:p text:style-name="P1"><text:span text:style-name="T2">VVSS,</text:span><text:span text:style-name="T3"><text:s/>Proiect 02. Inventory<text:s/></text:span><text:span text:style-name="T4"><text:tab/></text:span><text:span text:style-name="T5">Informatică – Română, 2023-2024/II, S01---&gt;S10<text:s/></text:span></text:p>
      <text:p text:style-name="P6"><text:span text:style-name="T7">02. Inventory<text:s/></text:span><text:span text:style-name="T8"><text:tab/><text:s/></text:span></text:p>
      <text:p text:style-name="P9">Aplicatia gestioneaza piesele componente si produsele finite(produs facut cu piese din companie) ale unei companii de productie.Piesele si produsele componente vor fi afisate in doua liste diferite. Informatiile sunt preluate dintr-un fisier text. Aplicatia vreau sa ruleze cat mai rapid ,deci sa se foloseasca un limbaj de programare cat mai low level.<text:s/>Aplicatia va rula pe windows.</text:p>
      <text:p text:style-name="P10">Functionalitatile aplicatiei sunt:<text:s/></text:p>
      <text:p text:style-name="P11"><text:span text:style-name="T12">F01a.</text:span><text:s/>Adaugarea unei piese cu detaliile: denumire-string, numar de bucati existente in stoc-integer, pret unitar-double, numarul minim si maxim de bucati acceptat pentru depozitare-Integer. Daca o piesa este fabricata de catre companie, atunci se retine identificatorul masinii care a produs-o -string. Daca este o componenta achizitionata de companie, atunci se va retine numele companiei-string.<text:s/></text:p>
      <text:p text:style-name="P13"><text:span text:style-name="T14">F01b.</text:span><text:s/>Adaugarea unui produs finit cu detaliile: denumire-string, numar de bucati existente in stoc-Integer, pret unitar-double, numarul minim si maxim de bucati acceptat pentru depozitare-integer, piesele componente folosite la montarea produsul finit – lista de piese.<text:s/></text:p>
      <text:p text:style-name="P15"><text:s/></text:p>
      <text:p text:style-name="P16"><text:span text:style-name="T17">F02a.</text:span><text:s/>Cautarea unei piese dupa nume.<text:s/></text:p>
      <text:p text:style-name="P18"><text:span text:style-name="T19">F02b.</text:span><text:s/>Cautarea unui produs dupa nume.<text:s/></text:p>
      <text:p text:style-name="P20"><text:s/></text:p>
      <text:p text:style-name="P21"><text:span text:style-name="T22">F03a.</text:span><text:s/>Actualizarea informatiilor unei piese.<text:s/></text:p>
      <text:p text:style-name="P23"><text:span text:style-name="T24">F03b.</text:span><text:s/>Actualizarea informatiilor referitoare la un produs, inclusiv a listei de piese componente.<text:s/></text:p>
      <text:p text:style-name="P25"><text:s/></text:p>
      <text:p text:style-name="P26"><text:span text:style-name="T27">F04a.</text:span><text:s/>Stergerea unei piese dupa selectarea din lista.<text:s/></text:p>
      <text:p text:style-name="P28"><text:span text:style-name="T29">F04b.</text:span><text:s/>Stergerea unui produs dupa selectarea din lista.<text:s/></text:p>
      <text:soft-page-break/>
      <text:p text:style-name="P30"><text:span text:style-name="T3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text-align="justify" fo:margin-bottom="0.0034in" fo:line-height="101%" fo:margin-left="0.0069in" fo:text-indent="-0.0069in">
        <style:tab-stops/>
      </style:paragraph-properties>
      <style:text-properties style:font-name="Calibri" style:font-name-asian="Calibri" style:font-name-complex="Calibri" fo:color="#000000" fo:font-size="11pt" style:font-size-asian="11pt"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51in" style:print-orientation="portrait" fo:margin-top="1in" fo:margin-left="0.5916in" fo:margin-bottom="1in" fo:margin-right="0.586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Cami_Acer</meta:initial-creator>
    <dc:creator>EUSEBIU-ANTON DĂMĂTĂR</dc:creator>
    <meta:creation-date>2024-03-14T11:19:00Z</meta:creation-date>
    <dc:date>2024-03-14T11:43:00Z</dc:date>
    <meta:template xlink:href="Normal" xlink:type="simple"/>
    <meta:editing-cycles>4</meta:editing-cycles>
    <meta:editing-duration>PT480S</meta:editing-duration>
    <meta:document-statistic meta:page-count="2" meta:paragraph-count="3" meta:word-count="227" meta:character-count="1522" meta:row-count="10" meta:non-whitespace-character-count="1298"/>
  </office:meta>
</office:document-meta>
</file>